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lain_20_Text" style:list-style-name="L1"/>
    <style:style style:name="T1" style:family="text">
      <style:text-properties style:font-name="Symbol"/>
    </style:style>
    <style:style style:name="T2" style:family="text">
      <style:text-properties style:font-name="Symbol"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text-position="sub 58%"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CAT Release Notes</text:p>
      <text:h text:style-name="Heading_20_1" text:outline-level="1">Version 4.5</text:h>
      <text:p text:style-name="Plain_20_Text">The version 4.5 release is about fixing the variable transformation issue. Apparently, the back-transformation is not consistently applied in version 4.4 so different elements of the output end up being on different scales. The result files will include updated plots files and updated output file.</text:p>
      <text:p text:style-name="Plain_20_Text"/>
      <text:h text:style-name="Heading_20_1" text:outline-level="1">Version 5.0</text:h>
      <text:p text:style-name="Text_20_body">New feature: default OD transformation constant was changed from <text:span text:style-name="T3">1</text:span> to <text:span text:style-name="T3">0.1</text:span>. <text:s/>I (Yury) believe that <text:span text:style-name="T3">0.1</text:span> is a more appropriate setting for most experiments done at GLBRC, as ODs range mostly up to 1.5. <text:s/>If the old behavior is desired, click log(x+<text:span text:style-name="T1">d</text:span>) in the OD Transform menu and enter <text:span text:style-name="T3">1</text:span> in the box.</text:p>
      <text:p text:style-name="Text_20_body">Also, LOESS smoothing parameter values &gt; 1 are now allowed. <text:s/>Greater smoothing parameter results in a more smooth curve. <text:s/>However, a highly smoothed curve may not fit the data as closely as a less smooth one.</text:p>
      <text:p text:style-name="Text_20_body">The main purpose of version 5 is bug fixes, code clean-up and refactoring to prepare GCAT for further development and potential KBase integration. <text:s/></text:p>
      <text:h text:style-name="Heading_20_1" text:outline-level="1">Version 6.0</text:h>
      <text:p text:style-name="Plain_20_Text">Changed default options to be more appropriate for most users:</text:p>
      <text:list xml:id="list7296424103162644588" text:style-name="L1">
        <text:list-item>
          <text:p text:style-name="P1">The user is expected to enter a blank OD value by default. <text:s/>It remains possible to use the first reading in the well as blank. <text:s/>It is also possible to set blank value to 0.</text:p>
        </text:list-item>
        <text:list-item>
          <text:p text:style-name="P1">The default OD Transform is now <text:span text:style-name="T3">log(x)</text:span>. <text:s/>It remains possible to select <text:span text:style-name="T3">log(x+0.1)</text:span> or <text:span text:style-name="T3">log(x+</text:span><text:span text:style-name="T2">d</text:span><text:span text:style-name="T3">)</text:span>, with <text:span text:style-name="T2">d</text:span> <text:s/>specified by the user.</text:p>
        </text:list-item>
        <text:list-item>
          <text:p text:style-name="P1">The default Inoculation time point index is now <text:span text:style-name="T3">1</text:span>, e.g. it is assumed that the first OD reading in the well is post-inoculation and not that of blank media. <text:s/>However, GCAT generates and error if Media background is set to the <text:span text:style-name="T3">first OD reading</text:span> while Inoculation time point remains <text:span text:style-name="T3">1</text:span>, as these two choices are inconsistent with each other.</text:p>
        </text:list-item>
      </text:list>
      <text:p text:style-name="Plain_20_Text">Note: when the <text:span text:style-name="T3">log(x)</text:span> transform is used for OD, all data points where <text:span text:style-name="T3">OD &lt; OD</text:span><text:span text:style-name="T4">blank</text:span> are discarded.</text:p>
      <text:p text:style-name="Plain_20_Text"/>
      <text:p text:style-name="Plain_20_Text">Enable specification of value ranges for heat maps. <text:s/>Setting these ranges consistently in different GCAT runs will result in heat maps with identical color scales, facilitating comparisons between experiments.</text:p>
      <text:h text:style-name="Heading_20_1" text:outline-level="1">Version 6.1</text:h>
      <text:p text:style-name="Text_20_body">Implemented Area Under the Curve (AUC) calc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lain_20_Text" style:display-name="Plain Text" style:family="paragraph" style:parent-style-name="Standard" style:default-outline-level="">
      <style:paragraph-properties fo:margin-top="0in" fo:margin-bottom="0in" fo:line-height="100%" fo:hyphenation-ladder-count="no-limit"/>
      <style:text-properties style:language-asian="en" style:country-asian="US" style:font-name-complex="FreeSans" style:font-size-complex="10.5pt" fo:hyphenate="true" fo:hyphenation-remain-char-count="2" fo:hyphenation-push-char-count="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ury Bukhman</meta:initial-creator>
    <meta:creation-date>2015-04-22T13:00:22.566710471</meta:creation-date>
    <dc:date>2015-10-02T13:40:59.06</dc:date>
    <dc:creator>Yury Bukhman</dc:creator>
    <meta:editing-duration>PT42M41S</meta:editing-duration>
    <meta:editing-cycles>11</meta:editing-cycles>
    <meta:generator>OpenOffice/4.1.1$Win32 OpenOffice.org_project/411m6$Build-9775</meta:generator>
    <meta:document-statistic meta:table-count="0" meta:image-count="0" meta:object-count="0" meta:page-count="1" meta:paragraph-count="16" meta:word-count="351" meta:character-count="2067"/>
  </office:meta>
</office:document-meta>
</file>